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byssinica SIL" svg:font-family="'Abyssinica SIL'" style:font-pitch="variable"/>
    <style:font-face style:name="Ubuntu" svg:font-family="Ubuntu" style:font-pitch="variable"/>
    <style:font-face style:name="DejaVu Sans Mono" svg:font-family="'DejaVu Sans Mono'" style:font-family-generic="moder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93mm"/>
    </style:style>
    <style:style style:name="co3" style:family="table-column">
      <style:table-column-properties fo:break-before="auto" style:column-width="87.51mm"/>
    </style:style>
    <style:style style:name="co4" style:family="table-column">
      <style:table-column-properties fo:break-before="auto" style:column-width="60.7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5.95mm" fo:break-before="auto" style:use-optimal-row-height="true"/>
    </style:style>
    <style:style style:name="ro3" style:family="table-row">
      <style:table-row-properties style:row-height="50.5mm" fo:break-before="auto" style:use-optimal-row-height="true"/>
    </style:style>
    <style:style style:name="ro4" style:family="table-row">
      <style:table-row-properties style:row-height="9.7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4.2mm" fo:break-before="auto" style:use-optimal-row-height="true"/>
    </style:style>
    <style:style style:name="ro7" style:family="table-row">
      <style:table-row-properties style:row-height="32.35mm" fo:break-before="auto" style:use-optimal-row-height="true"/>
    </style:style>
    <style:style style:name="ro8" style:family="table-row">
      <style:table-row-properties style:row-height="27.82mm" fo:break-before="auto" style:use-optimal-row-height="true"/>
    </style:style>
    <style:style style:name="ro9" style:family="table-row">
      <style:table-row-properties style:row-height="5.17mm" fo:break-before="auto" style:use-optimal-row-height="true"/>
    </style:style>
    <style:style style:name="ro10" style:family="table-row">
      <style:table-row-properties style:row-height="9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font-name="Liberation Sans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font-name="Liberation Sans" fo:font-size="11pt" style:font-name-asian="Noto Sans CJK SC Regular" style:font-size-asian="11pt" style:language-asian="en" style:country-asian="US" style:font-name-complex="FreeSans" style:font-size-complex="11pt" style:language-complex="en" style:country-complex="US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font-name="Liberation 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Liberation 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Liberation Sans"/>
    </style:style>
    <style:style style:name="ce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fo:color="#000000" style:font-name="Liberation Sans" fo:font-size="11pt" style:font-size-asian="11pt" style:font-size-complex="11pt"/>
    </style:style>
    <style:style style:name="ce9" style:family="table-cell" style:parent-style-name="Default">
      <style:table-cell-properties fo:wrap-option="wrap"/>
      <style:text-properties fo:color="#000000" style:font-name="Liberation Sans" fo:font-size="11pt" style:font-size-asian="11pt" style:font-size-complex="11pt"/>
    </style:style>
    <style:style style:name="ce1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.80000019073486pt" style:language-asian="hi" style:country-asian="IN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font-name="Tinos" fo:font-size="12pt" fo:font-style="normal" fo:text-shadow="none" fo:font-weight="normal" style:text-underline-mode="continuous" style:text-overline-mode="continuous" style:text-line-through-mode="continuous" style:font-name-asian="DejaVu Sans Mono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no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hi" style:country-asian="IN" style:font-style-asian="normal" style:font-weight-asian="normal" style:font-name-complex="Free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style:use-window-font-color="true" style:font-name="Liberation Sans" fo:font-size="11pt" style:font-name-asian="Noto Sans CJK SC Regular" style:font-size-asian="11pt" style:language-asian="hi" style:country-asian="IN" style:font-name-complex="FreeSans" style:font-size-complex="11pt" style:language-complex="en" style:country-complex="US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ext-properties fo:color="#000000" style:font-name="Liberation Sans" fo:font-size="11pt" style:font-size-asian="11pt" style:font-size-complex="11pt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Tino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1pt" style:font-size-asian="11pt" style:font-size-complex="11pt" fo:color="#000000"/>
    </style:style>
    <style:style style:name="T2" style:family="text">
      <style:text-properties style:country-asian="IN" style:country-complex="US" style:font-name-asian="Noto Sans CJK SC Regular" style:font-name-complex="FreeSans" style:font-name="Liberation Sans" fo:font-size="11pt" style:font-size-asian="11pt" style:font-size-complex="11pt" fo:color="#000000"/>
    </style:style>
    <style:style style:name="T3" style:family="text">
      <style:text-properties style:country-asian="IN" style:country-complex="US" style:font-name-asian="Noto Sans CJK SC Regular" style:font-name-complex="FreeSans" style:font-size-asian="6.80000019073486pt" style:font-size-complex="6.80000019073486pt" style:font-name="Liberation Sans"/>
    </style:style>
    <style:style style:name="T4" style:family="text">
      <style:text-properties style:country-asian="IN" style:country-complex="US" style:font-name-asian="Noto Sans CJK SC Regular" style:font-name-complex="FreeSans" style:font-size-asian="6.80000019073486pt" style:font-size-complex="6.80000019073486pt"/>
    </style:style>
    <style:style style:name="T5" style:family="text">
      <style:text-properties style:letter-kerning="true" style:country-asian="IN" style:font-name-asian="DejaVu Sans Mono"/>
    </style:style>
    <style:style style:name="T6" style:family="text">
      <style:text-properties fo:font-style="normal" fo:country="PL" style:font-style-asian="normal" style:font-style-complex="normal" style:letter-kerning="true" style:country-asian="IN" style:font-name-asian="DejaVu Sans Mono"/>
    </style:style>
    <style:style style:name="T7" style:family="text">
      <style:text-properties style:text-underline-style="none" style:text-underline-color="font-color" style:text-line-through-type="none" style:letter-kerning="true" fo:country="PL" style:country-asian="IN" style:font-name-asian="DejaVu Sans Mono"/>
    </style:style>
    <style:style style:name="T8" style:family="text">
      <style:text-properties style:text-underline-style="none" style:text-underline-color="font-color" style:text-line-through-type="none" fo:country="PL" fo:font-size="11pt" style:font-size-asian="11pt" style:font-size-complex="11pt" fo:color="#000000"/>
    </style:style>
    <style:style style:name="T9" style:family="text">
      <style:text-properties style:font-name="Liberation Sans" style:font-name-asian="Noto Sans CJK SC Regular" style:font-name-complex="FreeSans"/>
    </style:style>
    <style:style style:name="T10" style:family="text">
      <style:text-properties fo:font-size="11pt" style:font-size-asian="11pt" style:font-size-complex="11pt" fo:country="none" style:country-asian="none" style:country-complex="none" style:font-name-asian="Ubuntu" style:font-name-complex="Ubuntu" style:font-name="Liberation Sans" fo:color="#000000"/>
    </style:style>
    <style:style style:name="T11" style:family="text">
      <style:text-properties style:font-name="Liberation Sans" fo:color="#000000"/>
    </style:style>
    <style:style style:name="T12" style:family="text">
      <style:text-properties fo:country="none" style:country-asian="none" style:country-complex="none" style:font-name-asian="Ubuntu" style:font-name-complex="Ubuntu" fo:font-size="11pt" style:font-size-asian="11pt" style:font-size-complex="11pt" style:font-name="Liberation Sans" fo:color="#000000"/>
    </style:style>
    <style:style style:name="T13" style:family="text">
      <style:text-properties style:letter-kerning="true" style:country-asian="IN" style:font-name-asian="DejaVu Sans Mono" fo:country="none" style:country-complex="none" style:font-name-complex="Ubuntu" style:font-name="Liberation Sans" fo:font-size="11pt" style:font-size-asian="11pt" style:font-size-complex="11pt" fo:color="#000000"/>
    </style:style>
    <style:style style:name="T14" style:family="text">
      <style:text-properties style:letter-kerning="true" style:country-asian="IN" style:font-name-asian="DejaVu Sans Mono" style:font-name="Liberation Sans" fo:font-size="11pt" style:font-size-asian="11pt" style:font-size-complex="11pt" fo:color="#000000"/>
    </style:style>
    <style:style style:name="T15" style:family="text">
      <style:text-properties style:letter-kerning="true" style:country-asian="IN" style:font-name-asian="DejaVu Sans Mono" style:font-name="Liberation Sans" fo:font-size="11pt" style:font-size-asian="11pt" style:font-size-complex="11pt" fo:color="#000000" fo:country="none" style:country-complex="none" style:font-name-complex="Ubuntu"/>
    </style:style>
    <style:style style:name="T16" style:family="text">
      <style:text-properties style:letter-kerning="true" style:country-asian="IN" style:font-name-asian="DejaVu Sans Mono" style:font-name="Liberation Sans" fo:font-size="11pt" style:font-size-asian="11pt" style:font-size-complex="11pt" fo:color="#000000" fo:country="PL"/>
    </style:style>
    <style:style style:name="T17" style:family="text">
      <style:text-properties style:letter-kerning="true" style:country-asian="IN" style:font-name-asian="DejaVu Sans Mono" fo:country="PL" style:font-name="Liberation Sans" fo:font-size="11pt" style:font-size-asian="11pt" style:font-size-complex="11pt" fo:color="#000000"/>
    </style:style>
    <style:style style:name="T18" style:family="text">
      <style:text-properties style:country-asian="IN" style:country-complex="US" style:font-name-asian="Noto Sans CJK SC Regular" style:font-name-complex="FreeSans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020" table:default-cell-style-name="ce16"/>
        <table:table-row table:style-name="ro1">
          <table:table-cell table:style-name="ce1" office:value-type="string" calcext:value-type="string">
            <text:p>Nacja</text:p>
          </table:table-cell>
          <table:table-cell table:style-name="ce1" office:value-type="string" calcext:value-type="string">
            <text:p>Eksport</text:p>
          </table:table-cell>
          <table:table-cell table:style-name="ce1" office:value-type="string" calcext:value-type="string">
            <text:p>Produkcja</text:p>
          </table:table-cell>
          <table:table-cell table:style-name="ce1" office:value-type="string" calcext:value-type="string">
            <text:p>Import</text:p>
          </table:table-cell>
          <table:table-cell table:style-name="ce15" table:number-columns-repeated="13"/>
          <table:table-cell table:number-columns-repeated="1007"/>
        </table:table-row>
        <table:table-row table:style-name="ro2">
          <table:table-cell table:style-name="ce2" office:value-type="string" calcext:value-type="string">
            <text:p>Grecja</text:p>
          </table:table-cell>
          <table:table-cell table:style-name="ce7" office:value-type="string" calcext:value-type="string">
            <text:p>METALE: brąz</text:p>
            <text:p>WYROBY: ceramika, wino, oliwa, meble, wyroby z drzewa, kości słoniowej, wyroby tkackie, malarstwo, rzeźba. </text:p>
            <text:p>TECHNOLOGIA: mosty, wyroby rzemieślnicze</text:p>
            <text:p>LUDZIE: najemnicy (hoplici i żeglarze)</text:p>
          </table:table-cell>
          <table:table-cell table:style-name="ce7" office:value-type="string" calcext:value-type="string">
            <text:p><text:span text:style-name="T1">METALE: żelazo, srebro, ołów</text:span></text:p>
            <text:p><text:span text:style-name="T1">KAMIEŃ: marmury, glinki</text:span></text:p>
            <text:p><text:span text:style-name="T2">ŻYWNOŚĆ: zboże, winorośl, oliwki, figi, ryby, rośliny strączkowe. Owce, kozy &gt; przetwory mleczne.</text:span></text:p>
          </table:table-cell>
          <table:table-cell table:style-name="ce8" office:value-type="string" calcext:value-type="string">
            <text:p><text:span text:style-name="T9">KOLONIE: zboże, ryby, skóry, drewno</text:span></text:p>
            <text:p><text:span text:style-name="T9">METALE: złoto, srebro, cyna, miedź, żelazo.</text:span></text:p>
            <text:p>LUDZIE: Niewolnicy (AZJA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gipt</text:p>
          </table:table-cell>
          <table:table-cell table:style-name="ce7" office:value-type="string" calcext:value-type="string">
            <text:p>ZBOŻE</text:p>
            <text:p>KONIE</text:p>
            <text:p>WYROBY: płótna i towary luksusowe: kość słoniowa, papirus, marmur, złote wyroby, pachnidła.</text:p>
          </table:table-cell>
          <table:table-cell table:style-name="ce10" office:value-type="string" calcext:value-type="string">
            <text:p><text:span text:style-name="T3">METALE: miedź, cyna, żelazo, ołów. </text:span></text:p>
            <text:p><text:span text:style-name="T3">KAMIEŃ: wapień, piaskowiec, granit, alabaster, porfir, jaspis, bazalt, gips. Turkusy, szmaragdy. Nubia: kopalnie złota</text:span></text:p>
            <text:p><text:span text:style-name="T3">ZBOŻE: jęczmień, pszenica, proso, orkisz. Len, konopie.</text:span></text:p>
            <text:p><text:span text:style-name="T3">ŻYWNOŚĆ: czosnek, cebula, ogórki, rzepa, groch; daktyle, figi, oliwki. Granaty. Ryby, ptactwo wodne. </text:span></text:p>
            <text:p><text:span text:style-name="T3">WOROBY: Z trzciny papirusowej: papirus, maty kosze buty, domy łodzie. Wino z jęczmienia.</text:span></text:p>
          </table:table-cell>
          <table:table-cell table:style-name="ce13" office:value-type="string" calcext:value-type="string">
            <text:p><text:span text:style-name="T10">METALE: srebro, żelazo, cyna.</text:span></text:p>
            <text:p><text:span text:style-name="T11">ETIOPIA: złoto, konie, heban</text:span></text:p>
            <text:p><text:span text:style-name="T12">ARABIA: wonności: kadzidło, mirra, guma, cynamon, kasja.</text:span></text:p>
            <text:p><text:span text:style-name="T10">LIBAN: drzewo cedrowe, w ogóle drewno</text:span></text:p>
          </table:table-cell>
          <table:table-cell/>
          <table:table-cell table:style-name="ce17"/>
          <table:table-cell table:number-columns-repeated="1018"/>
        </table:table-row>
        <table:table-row table:style-name="ro3">
          <table:table-cell table:style-name="ce3" office:value-type="string" calcext:value-type="string">
            <text:p>Babilon</text:p>
          </table:table-cell>
          <table:table-cell table:style-name="ce7" office:value-type="string" calcext:value-type="string">
            <text:p>drewno i wozy, konie. Lazuryt (kamień półszlachetny).</text:p>
          </table:table-cell>
          <table:table-cell table:style-name="ce10" office:value-type="string" calcext:value-type="string">
            <text:p><text:span text:style-name="T4">HODOWLA: bydło, konie, owce, kozy, muły, osły, czasem świnie i drób</text:span></text:p>
            <text:p><text:span text:style-name="T4">ŻYWNOŚĆ: jęczmień. Owoce: daktyle, figi. Warzywa: cebula, czosnek, ogórki, sezam na olej. Mięso, mleko, sery, wełna, skóry, ryby </text:span></text:p>
            <text:p><text:span text:style-name="T4">WYROBY: Kolorowe szkło, tekstylia. Przetwórstwo trzciny: maty, kosze, buty, domy, łodzie.</text:span></text:p>
          </table:table-cell>
          <table:table-cell table:style-name="ce7" office:value-type="string" calcext:value-type="string">
            <text:p><text:span text:style-name="T13">METALE strategiczne</text:span></text:p>
            <text:p><text:span text:style-name="T14">SYRIA/FENICJA: </text:span><text:span text:style-name="T15">len, perły, drogie kamienie, korzenie; </text:span><text:span text:style-name="T14">tkaniny barwione purpurą, jedwab, bawełna, biżuteria, naczynia srebrne i brązowe, wyroby z kości słoniowej, szkła, drzewa, produkty tkackie &gt; ogólnie wyroby rzemieślnicze</text:span></text:p>
            <text:p><text:span text:style-name="T14">CYPR: miedź i drewno.</text:span></text:p>
            <text:p><text:span text:style-name="T14">PALESTYNA:</text:span><text:span text:style-name="T16"> miedź, żelazo</text:span></text:p>
            <text:p><text:span text:style-name="T17">LUDZIE: niewolnicy, eunuchowie</text:span></text:p>
          </table:table-cell>
          <table:table-cell/>
          <table:table-cell table:style-name="ce17"/>
          <table:table-cell table:number-columns-repeated="1018"/>
        </table:table-row>
        <table:table-row table:style-name="ro4">
          <table:table-cell table:style-name="ce2" office:value-type="string" calcext:value-type="string">
            <text:p>Scytia</text:p>
          </table:table-cell>
          <table:table-cell table:style-name="ce8" office:value-type="string" calcext:value-type="string">
            <text:p>LUDZIE: najemnicy</text:p>
          </table:table-cell>
          <table:table-cell table:style-name="ce7" office:value-type="string" calcext:value-type="string">
            <text:p><text:span text:style-name="T5">METALE: złoto, brąz.</text:span></text:p>
            <text:p><text:span text:style-name="T5">ŻYWNOŚĆ: bydło, mleko, sery</text:span></text:p>
          </table:table-cell>
          <table:table-cell table:style-name="ce8"/>
          <table:table-cell/>
          <table:table-cell table:style-name="ce17"/>
          <table:table-cell table:number-columns-repeated="1018"/>
        </table:table-row>
        <table:table-row table:style-name="ro5">
          <table:table-cell table:style-name="ce2" office:value-type="string" calcext:value-type="string">
            <text:p>Media</text:p>
          </table:table-cell>
          <table:table-cell table:style-name="ce8" office:value-type="string" calcext:value-type="string">
            <text:p>KONIE</text:p>
          </table:table-cell>
          <table:table-cell table:style-name="ce7" office:value-type="string" calcext:value-type="string">
            <text:p><text:span text:style-name="T6">przyprawy, pachnidła, konie, ceramika</text:span></text:p>
          </table:table-cell>
          <table:table-cell table:style-name="ce8"/>
          <table:table-cell/>
          <table:table-cell table:style-name="ce17"/>
          <table:table-cell table:number-columns-repeated="1018"/>
        </table:table-row>
        <table:table-row table:style-name="ro6">
          <table:table-cell table:style-name="ce2" office:value-type="string" calcext:value-type="string">
            <text:p>Lidia</text:p>
          </table:table-cell>
          <table:table-cell table:style-name="ce8"/>
          <table:table-cell table:style-name="ce7" office:value-type="string" calcext:value-type="string">
            <text:p><text:span text:style-name="T7">METALE: zwłaszcza złoto</text:span></text:p>
            <text:p><text:span text:style-name="T7">ŻYWNOŚĆ: owce &gt; wełna. zboże</text:span></text:p>
            <text:p><text:span text:style-name="T7">Drewno, konie</text:span></text:p>
          </table:table-cell>
          <table:table-cell table:style-name="ce8"/>
          <table:table-cell/>
          <table:table-cell table:style-name="ce17"/>
          <table:table-cell table:number-columns-repeated="1018"/>
        </table:table-row>
        <table:table-row table:style-name="ro7">
          <table:table-cell table:style-name="ce3" office:value-type="string" calcext:value-type="string">
            <text:p>Kartagina</text:p>
          </table:table-cell>
          <table:table-cell table:style-name="ce8" office:value-type="string" calcext:value-type="string">
            <text:p>WYROBY: meble, lustra, wyroby metalowe, z kamienia, z kości słoniowej, biżuteria</text:p>
          </table:table-cell>
          <table:table-cell table:style-name="ce8" office:value-type="string" calcext:value-type="string">
            <text:p><text:span text:style-name="T8">METALE: brąz</text:span></text:p>
            <text:p><text:span text:style-name="T8">WYROBY: farbowane tkaniny: wełna, len, bawełna; kadzidła, perfumy; ceramika, biżuteria</text:span></text:p>
            <text:p><text:span text:style-name="T8">ŻYWNOŚĆ: solone ryby, wino, oliwa, owoce: gruszki, figi, granaty, daktyle, oliwki, winogrona; orzechy, zboże.</text:span></text:p>
            <text:p><text:span text:style-name="T8">Konie</text:span></text:p>
          </table:table-cell>
          <table:table-cell table:style-name="ce7" office:value-type="string" calcext:value-type="string">
            <text:p>IBERIA: srebro, ołów, miedź, cyna, żelazo</text:p>
            <text:p>TYR: purpura </text:p>
            <text:p>AFRYKA: sól, złoto, drewno, kość słoniowa, heban, małpy, pawie, skóry, przyprawy, niewolnicy</text:p>
          </table:table-cell>
          <table:table-cell/>
          <table:table-cell table:style-name="ce17"/>
          <table:table-cell table:number-columns-repeated="1018"/>
        </table:table-row>
        <table:table-row table:style-name="ro8">
          <table:table-cell table:style-name="ce2" office:value-type="string" calcext:value-type="string">
            <text:p>Etruria</text:p>
          </table:table-cell>
          <table:table-cell table:style-name="ce8" office:value-type="string" calcext:value-type="string">
            <text:p>ZBOŻE</text:p>
            <text:p>METALE: żelazo</text:p>
            <text:p>WYROBY: naczynia, lustra, wino</text:p>
            <text:p>TECHNOLOGIA: budownictwo, rzeźba.</text:p>
          </table:table-cell>
          <table:table-cell table:style-name="ce8" office:value-type="string" calcext:value-type="string">
            <text:p>METALE: żelazo, miedź, ołów, cyna.</text:p>
            <text:p>KAMIEŃ: Marmur, glinka &gt; ceramika</text:p>
            <text:p>ŻYWNOŚĆ: pszenica, bób, rośliny strączkowe, drzewa owocowe, bydło, oliwki, winogrona, cebula, por, kapusta.</text:p>
          </table:table-cell>
          <table:table-cell table:style-name="ce14" office:value-type="string" calcext:value-type="string">
            <text:p><text:span text:style-name="T18">GRECJA: Ceramika attycka, wyroby z brązu.</text:span></text:p>
            <text:p><text:span text:style-name="T18">cenne metale, bursztyn, skóry</text:span></text:p>
          </table:table-cell>
          <table:table-cell/>
          <table:table-cell table:style-name="ce17"/>
          <table:table-cell table:number-columns-repeated="1018"/>
        </table:table-row>
        <table:table-row table:style-name="ro9">
          <table:table-cell table:style-name="ce2" office:value-type="string" calcext:value-type="string">
            <text:p>Rzym</text:p>
          </table:table-cell>
          <table:table-cell table:style-name="ce8" office:value-type="string" calcext:value-type="string">
            <text:p>sól</text:p>
          </table:table-cell>
          <table:table-cell table:style-name="ce8" office:value-type="string" calcext:value-type="string">
            <text:p>zboże, bydło</text:p>
          </table:table-cell>
          <table:table-cell table:style-name="ce8"/>
          <table:table-cell table:number-columns-repeated="1020"/>
        </table:table-row>
        <table:table-row table:style-name="ro10">
          <table:table-cell table:style-name="ce4" office:value-type="string" calcext:value-type="string">
            <text:p>Tracja, Iliria, Macedonia</text:p>
          </table:table-cell>
          <table:table-cell table:style-name="ce7" office:value-type="string" calcext:value-type="string">
            <text:p>drewno, zboże, smoła</text:p>
          </table:table-cell>
          <table:table-cell table:style-name="ce7" office:value-type="string" calcext:value-type="string">
            <text:p>METALE: złoto, srebro</text:p>
            <text:p>Zboże, drewno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byssinica SIL" svg:font-family="'Abyssinica SIL'" style:font-pitch="variable"/>
    <style:font-face style:name="Ubuntu" svg:font-family="Ubuntu" style:font-pitch="variable"/>
    <style:font-face style:name="DejaVu Sans Mono" svg:font-family="'DejaVu Sans Mono'" style:font-family-generic="moder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.00.0000</text:date>, <text:time style:data-style-name="N2" text:time-value="15:08:05.783776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4:40:35.644773795</meta:creation-date>
    <dc:date>2019-04-14T16:39:56.009828974</dc:date>
    <meta:editing-duration>PT1H50M45S</meta:editing-duration>
    <meta:editing-cycles>42</meta:editing-cycles>
    <meta:generator>LibreOffice/5.1.6.2$Linux_X86_64 LibreOffice_project/10m0$Build-2</meta:generator>
    <meta:document-statistic meta:table-count="1" meta:cell-count="38" meta:object-count="0"/>
  </office:meta>
</office:document-meta>
</file>